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" fo:font-size="17.25pt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7.25pt" officeooo:rsid="001787a3" officeooo:paragraph-rsid="001787a3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17.25pt" officeooo:rsid="00195281" officeooo:paragraph-rsid="00195281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7.25pt" officeooo:rsid="001976cb" officeooo:paragraph-rsid="001976cb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7.25pt" officeooo:rsid="001a2b46" officeooo:paragraph-rsid="001a2b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système de gestion de fichiers sous Linux</text:p>
      <text:p text:style-name="P1"/>
      <text:p text:style-name="P1"/>
      <text:p text:style-name="P2">les commandes cp, mv fonctionne avec les lien durs, de plus ln permets de faire des lien durs (par défaut) et des liens symboliques peut étre créés via ln -s.</text:p>
      <text:p text:style-name="P2"/>
      <text:p text:style-name="P3">On ne peut créer de lien physique et pas de lien symbolique non plus. Surement parce que ce n’est pas une donnée.</text:p>
      <text:p text:style-name="P3"/>
      <text:p text:style-name="P4">Exo 2:</text:p>
      <text:p text:style-name="P5">8. On constate que le fichiers précédement créé ne sont plus là, il ont surrement été supprimés.</text:p>
      <text:p text:style-name="P5"/>
      <text:p text:style-name="P5">10. aprés avoir démonté le systéme, les repertoires rep1 et rep2 sont de nouveux accessibl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1:40:27.745233287</meta:creation-date>
    <dc:date>2021-10-22T15:48:29.243184262</dc:date>
    <meta:editing-duration>PT26M15S</meta:editing-duration>
    <meta:editing-cycles>1</meta:editing-cycles>
    <meta:document-statistic meta:table-count="0" meta:image-count="0" meta:object-count="0" meta:page-count="1" meta:paragraph-count="6" meta:word-count="94" meta:character-count="509" meta:non-whitespace-character-count="420"/>
    <meta:generator>LibreOffice/7.0.4.2$Linux_X86_64 LibreOffice_project/00$Build-2</meta:generator>
  </office:meta>
</office:document-meta>
</file>